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5.719cm" fo:min-width="7.374cm" fo:padding-top="-0.5cm" fo:padding-bottom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5" style:family="graphic" style:parent-style-name="objectwithoutfill">
      <style:graphic-properties svg:stroke-color="#000000" draw:marker-end="Arrow" draw:marker-end-width="0.2cm" draw:fill="none" draw:textarea-horizontal-align="right" draw:textarea-vertical-align="middle"/>
    </style:style>
    <style:style style:name="gr6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horizontal-align="left" draw:textarea-vertical-align="top" draw:auto-grow-height="false" fo:min-height="6.219cm" fo:min-width="7.374cm" fo:padding-top="-0.5cm" fo:padding-bottom="0.25cm"/>
    </style:style>
    <style:style style:name="gr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0" style:family="graphic" style:parent-style-name="standard">
      <style:graphic-properties draw:stroke="solid" draw:stroke-dash="Fine_20_Dashed" svg:stroke-color="#dddddd" draw:fill="none" draw:textarea-horizontal-align="justify" draw:textarea-vertical-align="middle" draw:auto-grow-height="false" fo:min-height="0.11cm" fo:min-width="0cm"/>
    </style:style>
    <style:style style:name="gr11" style:family="graphic" style:parent-style-name="objectwithoutfill">
      <style:graphic-properties draw:stroke="solid" draw:stroke-dash="Fine_20_Dashed" svg:stroke-color="#dddddd" draw:marker-end="Arrow" draw:marker-end-width="0.2cm" draw:fill="none" draw:textarea-vertical-align="middle"/>
    </style:style>
    <style:style style:name="gr12" style:family="graphic" style:parent-style-name="objectwithoutfill">
      <style:graphic-properties draw:stroke="solid" draw:stroke-dash="Fine_20_Dashed" svg:stroke-color="#dddddd" draw:marker-end="Arrow" draw:marker-end-width="0.2cm" draw:fill="none" draw:textarea-horizontal-align="right" draw:textarea-vertical-align="middle"/>
    </style:style>
    <style:style style:name="gr13" style:family="graphic" style:parent-style-name="standard">
      <style:graphic-properties svg:stroke-color="#dddddd" draw:fill="none" draw:textarea-horizontal-align="justify" draw:textarea-vertical-align="middle" draw:auto-grow-height="false" fo:min-height="0.11cm" fo:min-width="0cm"/>
    </style:style>
    <style:style style:name="gr14" style:family="graphic" style:parent-style-name="objectwithoutfill">
      <style:graphic-properties svg:stroke-color="#dddddd" draw:marker-end="Arrow" draw:marker-end-width="0.2cm" draw:fill="none" draw:textarea-horizontal-align="right" draw:textarea-vertical-align="middle"/>
    </style:style>
    <style:style style:name="P1" style:family="paragraph">
      <style:paragraph-properties fo:text-align="center"/>
      <style:text-properties fo:color="#3465a4" fo:font-size="14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color="#3465a4"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7" style:family="paragraph">
      <style:paragraph-properties style:text-autospace="none"/>
      <style:text-properties style:font-name="Times New Roman" fo:font-size="13pt" style:font-name-asian="Times New Roman" style:font-size-asian="13pt" style:font-name-complex="Times New Roman" style:font-size-complex="13pt"/>
    </style:style>
    <style:style style:name="P8" style:family="paragraph">
      <style:paragraph-properties fo:text-align="center"/>
      <style:text-properties fo:color="#dddddd"/>
    </style:style>
    <style:style style:name="P9" style:family="paragraph">
      <loext:graphic-properties draw:fill="none"/>
      <style:paragraph-properties fo:text-align="center"/>
      <style:text-properties fo:color="#dddddd" fo:font-size="10pt"/>
    </style:style>
    <style:style style:name="P10" style:family="paragraph">
      <loext:graphic-properties draw:fill="none"/>
      <style:paragraph-properties fo:text-align="center"/>
      <style:text-properties fo:color="#dddddd" fo:font-size="12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5.969cm" svg:x="1.116cm" svg:y="2.905cm">
          <text:p text:style-name="P1">Initial state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0.508cm" svg:height="0.508cm" svg:x="4.185cm" svg:y="4.556cm">
          <text:p text:style-name="P3"><text:span text:style-name="T1">e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3.41cm" svg:y1="3.155cm" svg:x2="4.259cm" svg:y2="4.63cm" draw:end-shape="id1" draw:end-glue-point="5" svg:d="M3410 3155l849 1475" svg:viewBox="0 0 850 1476">
          <text:p/>
        </draw:connector>
        <draw:custom-shape draw:style-name="gr4" draw:text-style-name="P5" xml:id="id2" draw:id="id2" draw:layer="layout" svg:width="0.508cm" svg:height="0.508cm" svg:x="4.185cm" svg:y="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0.508cm" svg:height="0.508cm" svg:x="2.962cm" svg:y="8.0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6" draw:layer="layout" draw:type="line" svg:x1="4.439cm" svg:y1="5.064cm" svg:x2="4.439cm" svg:y2="6.256cm" draw:start-shape="id1" draw:start-glue-point="8" draw:end-shape="id2" draw:end-glue-point="4" svg:d="M4439 5064v1192" svg:viewBox="0 0 1 1193">
          <text:p text:style-name="P3"><text:span text:style-name="T3">a</text:span></text:p>
        </draw:connector>
        <draw:custom-shape draw:style-name="gr4" draw:text-style-name="P5" xml:id="id4" draw:id="id4" draw:layer="layout" svg:width="0.508cm" svg:height="0.508cm" svg:x="5.282cm" svg:y="8.1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6" draw:layer="layout" draw:type="line" svg:x1="4.439cm" svg:y1="6.764cm" svg:x2="3.396cm" svg:y2="8.13cm" draw:start-shape="id2" draw:start-glue-point="8" draw:end-shape="id3" draw:end-glue-point="11" svg:d="M4439 6764l-1043 1366" svg:viewBox="0 0 1044 1367">
          <text:p text:style-name="P3"><text:span text:style-name="T3">b</text:span></text:p>
        </draw:connector>
        <draw:connector draw:style-name="gr5" draw:text-style-name="P6" draw:layer="layout" draw:type="line" svg:x1="4.439cm" svg:y1="6.764cm" svg:x2="5.356cm" svg:y2="8.186cm" draw:start-shape="id2" draw:start-glue-point="8" draw:end-shape="id4" draw:end-glue-point="5" svg:d="M4439 6764l917 1422" svg:viewBox="0 0 918 1423">
          <text:p text:style-name="P3"><text:span text:style-name="T3">c</text:span></text:p>
        </draw:connector>
        <draw:frame draw:style-name="gr6" draw:text-style-name="P3" draw:layer="layout" svg:width="1.854cm" svg:height="0.482cm" svg:x="1.58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7" draw:text-style-name="P5" draw:layer="layout" svg:x1="6.45cm" svg:y1="3.921cm" svg:x2="6.45cm" svg:y2="8.366cm">
          <text:p/>
        </draw:line>
        <draw:line draw:style-name="gr7" draw:text-style-name="P5" draw:layer="layout" svg:x1="6.55cm" svg:y1="3.922cm" svg:x2="6.55cm" svg:y2="8.367cm">
          <text:p/>
        </draw:line>
        <draw:frame draw:style-name="gr6" draw:text-style-name="P3" draw:layer="layout" svg:width="1.145cm" svg:height="0.47cm" svg:x="7.085cm" svg:y="5.8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2" draw:layer="layout" svg:width="7.874cm" svg:height="5.969cm" svg:x="9.116cm" svg:y="2.906cm">
          <text:p text:style-name="P1">Step 1: received a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1.057cm" svg:y1="7.066cm" svg:x2="12.385cm" svg:y2="6.511cm" draw:end-shape="id5" draw:end-glue-point="6" svg:d="M11057 7066l1328-555" svg:viewBox="0 0 1329 556">
          <text:p text:style-name="P7"><text:span text:style-name="T4">τ</text:span></text:p>
        </draw:connector>
        <draw:frame draw:style-name="gr6" draw:text-style-name="P3" draw:layer="layout" svg:width="1.854cm" svg:height="0.482cm" svg:x="9.58cm" svg:y="4.1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7" draw:text-style-name="P5" draw:layer="layout" svg:x1="14.45cm" svg:y1="3.922cm" svg:x2="14.45cm" svg:y2="8.367cm">
          <text:p/>
        </draw:line>
        <draw:line draw:style-name="gr7" draw:text-style-name="P5" draw:layer="layout" svg:x1="14.55cm" svg:y1="3.923cm" svg:x2="14.55cm" svg:y2="8.368cm">
          <text:p/>
        </draw:line>
        <draw:frame draw:style-name="gr6" draw:text-style-name="P3" draw:layer="layout" svg:width="0.778cm" svg:height="0.47cm" svg:x="14.843cm" svg:y="5.8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8" draw:text-style-name="P2" draw:layer="layout" svg:width="7.874cm" svg:height="5.969cm" svg:x="1.116cm" svg:y="10.2cm">
          <text:p text:style-name="P1">Step 2: received b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54cm" svg:height="0.482cm" svg:x="1.58cm" svg:y="11.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5" draw:layer="layout" svg:x1="6.45cm" svg:y1="11.216cm" svg:x2="6.45cm" svg:y2="15.661cm">
          <text:p/>
        </draw:line>
        <draw:line draw:style-name="gr7" draw:text-style-name="P5" draw:layer="layout" svg:x1="6.55cm" svg:y1="11.217cm" svg:x2="6.55cm" svg:y2="15.662cm">
          <text:p/>
        </draw:line>
        <draw:frame draw:style-name="gr6" draw:text-style-name="P3" draw:layer="layout" svg:width="0.428cm" svg:height="0.47cm" svg:x="7.35cm" svg:y="12.84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0" draw:text-style-name="P9" xml:id="id6" draw:id="id6" draw:layer="layout" svg:width="0.508cm" svg:height="0.508cm" svg:x="12.385cm" svg:y="4.557cm">
          <text:p text:style-name="P8"><text:span text:style-name="T1">e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11.61cm" svg:y1="3.156cm" svg:x2="12.459cm" svg:y2="4.631cm" draw:end-shape="id6" draw:end-glue-point="5" svg:d="M11610 3156l849 1475" svg:viewBox="0 0 850 1476">
          <text:p/>
        </draw:connector>
        <draw:custom-shape draw:style-name="gr4" draw:text-style-name="P5" xml:id="id5" draw:id="id5" draw:layer="layout" svg:width="0.508cm" svg:height="0.508cm" svg:x="12.385cm" svg:y="6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0.508cm" svg:height="0.508cm" svg:x="11.162cm" svg:y="8.05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10" draw:layer="layout" draw:type="line" svg:x1="12.639cm" svg:y1="5.065cm" svg:x2="12.639cm" svg:y2="6.257cm" draw:start-shape="id6" draw:start-glue-point="8" draw:end-shape="id5" draw:end-glue-point="4" svg:d="M12639 5065v1192" svg:viewBox="0 0 1 1193">
          <text:p text:style-name="P8"><text:span text:style-name="T3">a</text:span></text:p>
        </draw:connector>
        <draw:custom-shape draw:style-name="gr4" draw:text-style-name="P5" xml:id="id8" draw:id="id8" draw:layer="layout" svg:width="0.508cm" svg:height="0.508cm" svg:x="13.482cm" svg:y="8.11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6" draw:layer="layout" draw:type="line" svg:x1="12.639cm" svg:y1="6.765cm" svg:x2="11.596cm" svg:y2="8.131cm" draw:start-shape="id5" draw:start-glue-point="8" draw:end-shape="id7" draw:end-glue-point="11" svg:d="M12639 6765l-1043 1366" svg:viewBox="0 0 1044 1367">
          <text:p text:style-name="P3"><text:span text:style-name="T3">b</text:span></text:p>
        </draw:connector>
        <draw:connector draw:style-name="gr5" draw:text-style-name="P6" draw:layer="layout" draw:type="line" svg:x1="12.639cm" svg:y1="6.765cm" svg:x2="13.556cm" svg:y2="8.187cm" draw:start-shape="id5" draw:start-glue-point="8" draw:end-shape="id8" draw:end-glue-point="5" svg:d="M12639 6765l917 1422" svg:viewBox="0 0 918 1423">
          <text:p text:style-name="P3"><text:span text:style-name="T3">c</text:span></text:p>
        </draw:connector>
        <draw:connector draw:style-name="gr9" draw:text-style-name="P5" draw:layer="layout" draw:type="line" svg:x1="1.889cm" svg:y1="16.01cm" svg:x2="2.994cm" svg:y2="15.553cm" draw:end-shape="id9" draw:end-glue-point="6" svg:d="M1889 16010l1105-457" svg:viewBox="0 0 1106 458">
          <text:p text:style-name="P7"><text:span text:style-name="T4">τ</text:span></text:p>
        </draw:connector>
        <draw:custom-shape draw:style-name="gr10" draw:text-style-name="P9" xml:id="id10" draw:id="id10" draw:layer="layout" svg:width="0.508cm" svg:height="0.508cm" svg:x="4.217cm" svg:y="11.799cm">
          <text:p text:style-name="P8"><text:span text:style-name="T1">e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3.442cm" svg:y1="10.398cm" svg:x2="4.291cm" svg:y2="11.873cm" draw:end-shape="id10" draw:end-glue-point="5" svg:d="M3442 10398l849 1475" svg:viewBox="0 0 850 1476">
          <text:p/>
        </draw:connector>
        <draw:custom-shape draw:style-name="gr13" draw:text-style-name="P5" xml:id="id11" draw:id="id11" draw:layer="layout" svg:width="0.508cm" svg:height="0.508cm" svg:x="4.217cm" svg:y="13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0.508cm" svg:height="0.508cm" svg:x="2.994cm" svg:y="15.29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2" draw:text-style-name="P10" draw:layer="layout" draw:type="line" svg:x1="4.471cm" svg:y1="12.307cm" svg:x2="4.471cm" svg:y2="13.499cm" draw:start-shape="id10" draw:start-glue-point="8" draw:end-shape="id11" draw:end-glue-point="4" svg:d="M4471 12307v1192" svg:viewBox="0 0 1 1193">
          <text:p text:style-name="P8"><text:span text:style-name="T3">a</text:span></text:p>
        </draw:connector>
        <draw:custom-shape draw:style-name="gr13" draw:text-style-name="P5" xml:id="id12" draw:id="id12" draw:layer="layout" svg:width="0.508cm" svg:height="0.508cm" svg:x="5.314cm" svg:y="15.35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4" draw:text-style-name="P10" draw:layer="layout" draw:type="line" svg:x1="4.471cm" svg:y1="14.007cm" svg:x2="3.428cm" svg:y2="15.373cm" draw:start-shape="id11" draw:start-glue-point="8" draw:end-shape="id9" draw:end-glue-point="11" svg:d="M4471 14007l-1043 1366" svg:viewBox="0 0 1044 1367">
          <text:p text:style-name="P8"><text:span text:style-name="T3">b</text:span></text:p>
        </draw:connector>
        <draw:connector draw:style-name="gr14" draw:text-style-name="P10" draw:layer="layout" draw:type="line" svg:x1="4.471cm" svg:y1="14.007cm" svg:x2="5.388cm" svg:y2="15.429cm" draw:start-shape="id11" draw:start-glue-point="8" draw:end-shape="id12" draw:end-glue-point="5" svg:d="M4471 14007l917 1422" svg:viewBox="0 0 918 1423">
          <text:p text:style-name="P8"><text:span text:style-name="T3">c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12T15:36:08.893000000</dc:date>
    <dc:creator>luciano de falco alfano</dc:creator>
    <meta:editing-duration>PT59M16S</meta:editing-duration>
    <meta:editing-cycles>6</meta:editing-cycles>
    <meta:document-statistic meta:object-count="41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¯</mo>
      </mover>
      <mo stretchy="false">⋅</mo>
      <mover accent="true">
        <mi>b</mi>
        <mo stretchy="false">¯</mo>
      </mover>
      <mo stretchy="false">⋅</mo>
      <mn>1</mn>
    </mrow>
    <annotation encoding="StarMath 5.0">bar a  cdot bar b cdot 1</annotation>
  </semantics>
</math>
</file>

<file path=Object 2/content.xml><?xml version="1.0" encoding="utf-8"?>
<math xmlns="http://www.w3.org/1998/Math/MathML" display="block">
  <semantics>
    <mrow>
      <mo fence="true" stretchy="false">⟦</mo>
      <mrow>
        <mrow>
          <mi>a</mi>
          <mrow>
            <mo fence="true" stretchy="false">(</mo>
            <mrow>
              <mrow>
                <mi>b</mi>
                <mo stretchy="false">+</mo>
                <mi>c</mi>
              </mrow>
            </mrow>
            <mo fence="true" stretchy="false">)</mo>
          </mrow>
        </mrow>
      </mrow>
      <mo fence="true" stretchy="false">⟧</mo>
    </mrow>
    <annotation encoding="StarMath 5.0">ldbracket a (b + c) rdbracket</annotation>
  </semantics>
</math>
</file>

<file path=Object 3/content.xml><?xml version="1.0" encoding="utf-8"?>
<math xmlns="http://www.w3.org/1998/Math/MathML" display="block">
  <semantics>
    <mrow>
      <mo fence="true" stretchy="false">⟦</mo>
      <mrow>
        <mrow>
          <mi>a</mi>
          <mrow>
            <mo fence="true" stretchy="false">(</mo>
            <mrow>
              <mrow>
                <mi>b</mi>
                <mo stretchy="false">+</mo>
                <mi>c</mi>
              </mrow>
            </mrow>
            <mo fence="true" stretchy="false">)</mo>
          </mrow>
        </mrow>
      </mrow>
      <mo fence="true" stretchy="false">⟧</mo>
    </mrow>
    <annotation encoding="StarMath 5.0">ldbracket a (b + c) rdbracket</annotation>
  </semantics>
</math>
</file>

<file path=Object 4/content.xml><?xml version="1.0" encoding="utf-8"?>
<math xmlns="http://www.w3.org/1998/Math/MathML" display="block">
  <semantics>
    <mrow>
      <mover accent="true">
        <mi>b</mi>
        <mo stretchy="false">¯</mo>
      </mover>
      <mo stretchy="false">⋅</mo>
      <mn>1</mn>
    </mrow>
    <annotation encoding="StarMath 5.0">bar b cdot 1</annotation>
  </semantics>
</math>
</file>

<file path=Object 5/content.xml><?xml version="1.0" encoding="utf-8"?>
<math xmlns="http://www.w3.org/1998/Math/MathML" display="block">
  <semantics>
    <mrow>
      <mo fence="true" stretchy="false">⟦</mo>
      <mrow>
        <mrow>
          <mi>a</mi>
          <mrow>
            <mo fence="true" stretchy="false">(</mo>
            <mrow>
              <mrow>
                <mi>b</mi>
                <mo stretchy="false">+</mo>
                <mi>c</mi>
              </mrow>
            </mrow>
            <mo fence="true" stretchy="false">)</mo>
          </mrow>
        </mrow>
      </mrow>
      <mo fence="true" stretchy="false">⟧</mo>
    </mrow>
    <annotation encoding="StarMath 5.0">ldbracket a (b + c) rdbracket</annotation>
  </semantics>
</math>
</file>

<file path=Object 6/content.xml><?xml version="1.0" encoding="utf-8"?>
<math xmlns="http://www.w3.org/1998/Math/MathML" display="block">
  <semantics>
    <mn>1</mn>
    <annotation encoding="StarMath 5.0">1</annotation>
  </semantics>
</math>
</file>